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1b39e7" officeooo:paragraph-rsid="001b39e7"/>
    </style:style>
    <style:style style:name="P2" style:family="paragraph" style:parent-style-name="Title">
      <style:text-properties officeooo:rsid="001a95c0" officeooo:paragraph-rsid="001a95c0"/>
    </style:style>
    <style:style style:name="P3" style:family="paragraph" style:parent-style-name="Heading_20_1">
      <style:text-properties officeooo:rsid="001b39e7" officeooo:paragraph-rsid="001b39e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flichtenheft</text:p>
      <text:h text:style-name="P3" text:outline-level="1">Einführung:</text:h>
      <text:p text:style-name="P1">Auftraggeber: Hvala Maximilian, Mutschlechner Michael</text:p>
      <text:p text:style-name="P1">Auftragnehmer: Cosner Daniel</text:p>
      <text:p text:style-name="P1">Es soll eine Website projektiert und ausgearbeitet werden welche frei nach den Interessen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8T12:07:34.443635517</meta:creation-date>
    <dc:date>2016-11-08T12:20:02.775954696</dc:date>
    <meta:editing-duration>PT12M28S</meta:editing-duration>
    <meta:editing-cycles>2</meta:editing-cycles>
    <meta:generator>LibreOffice/5.1.4.2$Linux_X86_64 LibreOffice_project/10m0$Build-2</meta:generator>
    <meta:document-statistic meta:table-count="0" meta:image-count="0" meta:object-count="0" meta:page-count="1" meta:paragraph-count="5" meta:word-count="23" meta:character-count="196" meta:non-whitespace-character-count="176"/>
  </office:meta>
</office:document-meta>
</file>